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F2000002C8A8FBD0F4F6296B93.jpg" manifest:media-type="image/jpeg"/>
  <manifest:file-entry manifest:full-path="Pictures/10000001000004F3000002EBF7B4CCFCBD81B50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18cm" fo:min-width="0.91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6.1000003814697pt" style:font-size-asian="26.1000003814697pt" style:font-size-complex="26.1000003814697pt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</style:style>
    <style:style style:name="T1" style:family="text">
      <style:text-properties fo:color="#000000" loext:opacity="100%" style:font-name="Calibri1" fo:font-size="26.1000003814697pt" fo:font-weight="bold" style:font-size-asian="26.1000003814697pt" style:font-weight-asian="bold" style:font-name-complex="Calibri1" style:font-size-complex="26.1000003814697pt" style:font-weight-complex="bold"/>
    </style:style>
    <style:style style:name="T2" style:family="text">
      <style:text-properties fo:color="#000000" loext:opacity="100%" style:font-name="Calibri1" fo:font-size="11.1000003814697pt" fo:font-weight="normal" style:font-size-asian="11.1000003814697pt" style:font-weight-asian="normal" style:font-name-complex="Calibri1" style:font-size-complex="11.1000003814697pt" style:font-weight-complex="normal"/>
    </style:style>
    <style:style style:name="T3" style:family="text">
      <style:text-properties fo:color="#000000" loext:opacity="100%" style:font-name="Calibri1" fo:font-size="14.1000003814697pt" fo:font-weight="normal" style:font-size-asian="14.1000003814697pt" style:font-weight-asian="normal" style:font-name-complex="Calibri1" style:font-size-complex="14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1.474cm" svg:height="1.068cm" svg:x="6.486cm" svg:y="2.56cm">
          <draw:text-box>
            <text:p text:style-name="P1"><text:span text:style-name="T1">I</text:span><text:span text:style-name="T1">B</text:span><text:span text:style-name="T1">M</text:span><text:span text:style-name="T1"> </text:span><text:span text:style-name="T1">C</text:span><text:span text:style-name="T1">L</text:span><text:span text:style-name="T1">O</text:span><text:span text:style-name="T1">U</text:span><text:span text:style-name="T1">D</text:span><text:span text:style-name="T1"> </text:span><text:span text:style-name="T1">S</text:span><text:span text:style-name="T1">E</text:span><text:span text:style-name="T1">R</text:span><text:span text:style-name="T1">V</text:span><text:span text:style-name="T1">I</text:span><text:span text:style-name="T1">C</text:span><text:span text:style-name="T1">E</text:span><text:span text:style-name="T1">S</text:span><text:span text:style-name="T1"> </text:span></text:p>
          </draw:text-box>
        </draw:frame>
        <draw:frame draw:style-name="gr2" draw:text-style-name="P3" draw:layer="layout" svg:width="0.388cm" svg:height="0.454cm" svg:x="14.891cm" svg:y="3.051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918cm" svg:height="1.068cm" svg:x="10.585cm" svg:y="3.703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88cm" svg:height="0.454cm" svg:x="10.793cm" svg:y="4.194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88cm" svg:height="0.454cm" svg:x="18.639cm" svg:y="14.156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54cm" svg:x="2.541cm" svg:y="14.791cm">
          <draw:text-box>
            <text:p text:style-name="P1"><text:span text:style-name="T2"><text:s text:c="2"/></text:span></text:p>
          </draw:text-box>
        </draw:frame>
        <draw:frame draw:style-name="gr2" draw:text-style-name="P3" draw:layer="layout" svg:width="0.388cm" svg:height="0.454cm" svg:x="17.758cm" svg:y="24.95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15cm" svg:y="25.905cm">
          <draw:text-box>
            <text:p text:style-name="P1"><text:span text:style-name="T3">PARWIN O(810419104078),PREETHI R(810419104091),SATHYA (810419104100) </text:span></text:p>
          </draw:text-box>
        </draw:frame>
        <draw:frame draw:style-name="gr4" draw:text-style-name="P5" draw:layer="layout" svg:width="16.094cm" svg:height="9.494cm" svg:x="2.54cm" svg:y="5.017cm">
          <draw:image xlink:href="Pictures/10000001000004F3000002EBF7B4CCFCBD81B509.png" xlink:type="simple" xlink:show="embed" xlink:actuate="onLoad" draw:mime-type="image/png">
            <text:p/>
          </draw:image>
        </draw:frame>
        <draw:frame draw:style-name="gr4" draw:text-style-name="P5" draw:layer="layout" svg:width="16.09cm" svg:height="9.05cm" svg:x="2.515cm" svg:y="15.659cm">
          <draw:image xlink:href="Pictures/10000000000004F2000002C8A8FBD0F4F6296B93.jpg" xlink:type="simple" xlink:show="embed" xlink:actuate="onLoad" draw:mime-type="image/jpeg">
            <text:p/>
          </draw:image>
        </draw:frame>
        <draw:frame draw:style-name="gr2" draw:text-style-name="P3" draw:layer="layout" svg:width="0.388cm" svg:height="0.454cm" svg:x="18.677cm" svg:y="26.003cm">
          <draw:text-box>
            <text:p text:style-name="P1"><text:span text:style-name="T2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5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10T00:00:51.698038605</dc:date>
    <meta:editing-duration>PT1M15S</meta:editing-duration>
    <meta:editing-cycles>1</meta:editing-cycles>
    <meta:document-statistic meta:object-count="11"/>
    <meta:generator>LibreOffice/7.3.6.2$Linux_X86_64 LibreOffice_project/30$Build-2</meta:generator>
  </office:meta>
</office:document-meta>
</file>